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f848" officeooo:paragraph-rsid="001ef848"/>
    </style:style>
    <style:style style:name="P2" style:family="paragraph" style:parent-style-name="Standard">
      <style:text-properties officeooo:rsid="002067d8" officeooo:paragraph-rsid="002067d8"/>
    </style:style>
    <style:style style:name="P3" style:family="paragraph" style:parent-style-name="Standard">
      <style:text-properties officeooo:rsid="002067d8" officeooo:paragraph-rsid="0024a286"/>
    </style:style>
    <style:style style:name="P4" style:family="paragraph" style:parent-style-name="Standard">
      <style:text-properties officeooo:rsid="002067d8" officeooo:paragraph-rsid="00255120"/>
    </style:style>
    <style:style style:name="P5" style:family="paragraph" style:parent-style-name="Standard">
      <style:text-properties officeooo:rsid="002067d8" officeooo:paragraph-rsid="00299c77"/>
    </style:style>
    <style:style style:name="P6" style:family="paragraph" style:parent-style-name="Standard">
      <style:text-properties officeooo:rsid="00247bba" officeooo:paragraph-rsid="00247bba"/>
    </style:style>
    <style:style style:name="P7" style:family="paragraph" style:parent-style-name="Standard">
      <style:text-properties officeooo:rsid="00247bba" officeooo:paragraph-rsid="00255120"/>
    </style:style>
    <style:style style:name="P8" style:family="paragraph" style:parent-style-name="Standard">
      <style:text-properties officeooo:rsid="00247bba" officeooo:paragraph-rsid="002067d8"/>
    </style:style>
    <style:style style:name="P9" style:family="paragraph" style:parent-style-name="Standard">
      <style:text-properties officeooo:rsid="00247bba" officeooo:paragraph-rsid="003b7f22"/>
    </style:style>
    <style:style style:name="P10" style:family="paragraph" style:parent-style-name="Standard">
      <style:text-properties fo:font-weight="bold" officeooo:rsid="002067d8" officeooo:paragraph-rsid="0036234c" style:font-weight-asian="bold" style:font-weight-complex="bold"/>
    </style:style>
    <style:style style:name="P11" style:family="paragraph" style:parent-style-name="Standard">
      <style:text-properties fo:font-weight="bold" officeooo:rsid="001ef848" officeooo:paragraph-rsid="001ef848" style:font-weight-asian="bold" style:font-weight-complex="bold"/>
    </style:style>
    <style:style style:name="P12" style:family="paragraph" style:parent-style-name="Standard">
      <style:text-properties officeooo:rsid="00255120" officeooo:paragraph-rsid="00255120"/>
    </style:style>
    <style:style style:name="P13" style:family="paragraph" style:parent-style-name="Standard">
      <style:text-properties officeooo:rsid="00255120" officeooo:paragraph-rsid="0036234c"/>
    </style:style>
    <style:style style:name="P14" style:family="paragraph" style:parent-style-name="Standard">
      <style:text-properties officeooo:rsid="0025b6ba" officeooo:paragraph-rsid="0025b6ba"/>
    </style:style>
    <style:style style:name="P15" style:family="paragraph" style:parent-style-name="Standard">
      <style:text-properties fo:font-weight="normal" officeooo:rsid="002067d8" officeooo:paragraph-rsid="00255120" style:font-weight-asian="normal" style:font-weight-complex="normal"/>
    </style:style>
    <style:style style:name="P16" style:family="paragraph" style:parent-style-name="Standard">
      <style:text-properties fo:font-weight="normal" officeooo:rsid="0025b6ba" officeooo:paragraph-rsid="0025b6ba" style:font-weight-asian="normal" style:font-weight-complex="normal"/>
    </style:style>
    <style:style style:name="P17" style:family="paragraph" style:parent-style-name="Standard">
      <style:text-properties fo:font-weight="normal" officeooo:rsid="0036234c" officeooo:paragraph-rsid="0036c152" style:font-weight-asian="normal" style:font-weight-complex="normal"/>
    </style:style>
    <style:style style:name="P18" style:family="paragraph" style:parent-style-name="Standard">
      <style:text-properties officeooo:rsid="00299c77" officeooo:paragraph-rsid="00299c77"/>
    </style:style>
    <style:style style:name="P19" style:family="paragraph" style:parent-style-name="Standard">
      <style:text-properties officeooo:rsid="003695e6" officeooo:paragraph-rsid="003695e6"/>
    </style:style>
    <style:style style:name="P20" style:family="paragraph" style:parent-style-name="Standard">
      <style:text-properties style:font-name="Courier" fo:font-weight="bold" officeooo:rsid="002067d8" officeooo:paragraph-rsid="0036c152" style:font-weight-asian="bold" style:font-weight-complex="bold"/>
    </style:style>
    <style:style style:name="P21" style:family="paragraph" style:parent-style-name="Standard">
      <style:text-properties style:font-name="Courier" fo:font-weight="normal" officeooo:rsid="0036234c" officeooo:paragraph-rsid="0036c152" style:font-weight-asian="normal" style:font-weight-complex="normal"/>
    </style:style>
    <style:style style:name="P22" style:family="paragraph" style:parent-style-name="Standard">
      <style:text-properties style:font-name="Courier" officeooo:rsid="00413a6e" officeooo:paragraph-rsid="00413a6e"/>
    </style:style>
    <style:style style:name="P23" style:family="paragraph" style:parent-style-name="Standard">
      <style:text-properties style:font-name="Courier" officeooo:rsid="00444361" officeooo:paragraph-rsid="00425bb7"/>
    </style:style>
    <style:style style:name="P24" style:family="paragraph" style:parent-style-name="Standard">
      <style:text-properties style:font-name="Courier" officeooo:rsid="00444361" officeooo:paragraph-rsid="00444361"/>
    </style:style>
    <style:style style:name="P25" style:family="paragraph" style:parent-style-name="Standard">
      <style:text-properties officeooo:rsid="003f58f2" officeooo:paragraph-rsid="003f58f2"/>
    </style:style>
    <style:style style:name="P26" style:family="paragraph" style:parent-style-name="Standard">
      <style:text-properties officeooo:rsid="00413a6e" officeooo:paragraph-rsid="00413a6e"/>
    </style:style>
    <style:style style:name="P27" style:family="paragraph" style:parent-style-name="Standard">
      <style:text-properties officeooo:rsid="00247bba" officeooo:paragraph-rsid="00483af6"/>
    </style:style>
    <style:style style:name="T1" style:family="text">
      <style:text-properties officeooo:rsid="002232ac"/>
    </style:style>
    <style:style style:name="T2" style:family="text">
      <style:text-properties officeooo:rsid="00247bba"/>
    </style:style>
    <style:style style:name="T3" style:family="text">
      <style:text-properties officeooo:rsid="0024a286"/>
    </style:style>
    <style:style style:name="T4" style:family="text">
      <style:text-properties officeooo:rsid="0025512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55120" style:font-weight-asian="normal" style:font-weight-complex="normal"/>
    </style:style>
    <style:style style:name="T7" style:family="text">
      <style:text-properties fo:font-weight="normal" officeooo:rsid="002067d8" style:font-weight-asian="normal" style:font-weight-complex="normal"/>
    </style:style>
    <style:style style:name="T8" style:family="text">
      <style:text-properties fo:font-weight="normal" officeooo:rsid="0025a784" style:font-weight-asian="normal" style:font-weight-complex="normal"/>
    </style:style>
    <style:style style:name="T9" style:family="text">
      <style:text-properties fo:font-weight="normal" officeooo:rsid="0036234c" style:font-weight-asian="normal" style:font-weight-complex="normal"/>
    </style:style>
    <style:style style:name="T10" style:family="text">
      <style:text-properties fo:font-weight="normal" officeooo:rsid="0037dced" style:font-weight-asian="normal" style:font-weight-complex="normal"/>
    </style:style>
    <style:style style:name="T11" style:family="text">
      <style:text-properties fo:font-weight="normal" officeooo:rsid="003f58f2" style:font-weight-asian="normal" style:font-weight-complex="normal"/>
    </style:style>
    <style:style style:name="T12" style:family="text">
      <style:text-properties officeooo:rsid="00299c77"/>
    </style:style>
    <style:style style:name="T13" style:family="text">
      <style:text-properties officeooo:rsid="002e7be7"/>
    </style:style>
    <style:style style:name="T14" style:family="text">
      <style:text-properties officeooo:rsid="0033280f"/>
    </style:style>
    <style:style style:name="T15" style:family="text">
      <style:text-properties officeooo:rsid="0036234c"/>
    </style:style>
    <style:style style:name="T16" style:family="text">
      <style:text-properties officeooo:rsid="003b7f22"/>
    </style:style>
    <style:style style:name="T17" style:family="text">
      <style:text-properties officeooo:rsid="003f58f2"/>
    </style:style>
    <style:style style:name="T18" style:family="text">
      <style:text-properties officeooo:rsid="00413a6e"/>
    </style:style>
    <style:style style:name="T19" style:family="text">
      <style:text-properties style:font-name="Courier"/>
    </style:style>
    <style:style style:name="T20" style:family="text">
      <style:text-properties officeooo:rsid="004141f6"/>
    </style:style>
    <style:style style:name="T21" style:family="text">
      <style:text-properties officeooo:rsid="00483a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chicht: <text:tab/>RS 485, mit Datenhorchen</text:p>
      <text:p text:style-name="P1">2. Schicht: <text:tab/>Verschlüsselung, <text:s/>Checksumme</text:p>
      <text:p text:style-name="P1"><text:tab/><text:tab/>Collision Detection</text:p>
      <text:p text:style-name="P1"/>
      <text:p text:style-name="P11"><text:span text:style-name="T15">#PLLHxxxxx</text:span>xxxxxxxxx<text:span text:style-name="T5">CCCC</text:span><text:span text:style-name="T9">\r\n---</text:span></text:p>
      <text:p text:style-name="P1"/>
      <text:p text:style-name="P18">P: Priorität</text:p>
      <text:p text:style-name="P18">LL: Länge als Hex-Zahl</text:p>
      <text:p text:style-name="P2"><text:span text:style-name="T2">H</text:span>: <text:span text:style-name="T2">Header 01xtccVV</text:span></text:p>
      <text:p text:style-name="P2"><text:tab/><text:span text:style-name="T2">VV:</text:span></text:p>
      <text:p text:style-name="P2"><text:tab/><text:tab/>„<text:span text:style-name="T3">2</text:span>“: AES 256 </text:p>
      <text:p text:style-name="P2"><text:tab/><text:tab/>„0“: keine</text:p>
      <text:p text:style-name="P2"><text:tab/><text:span text:style-name="T12">t:<text:tab/>„0“: keine Transportverschlüsselung</text:span></text:p>
      <text:p text:style-name="P5"><text:tab/><text:tab/>„<text:span text:style-name="T12">16“: mit Transportverschlüsselung (hZZQQ sind verschlüsselt)</text:span></text:p>
      <text:p text:style-name="P2"><text:tab/><text:span text:style-name="T2">cc: Art der Checksumme</text:span></text:p>
      <text:p text:style-name="P3"><text:tab/><text:tab/>„<text:span text:style-name="T4">4</text:span>“: <text:span text:style-name="T3">xxx</text:span></text:p>
      <text:p text:style-name="P3"><text:tab/><text:tab/>„0“: keine</text:p>
      <text:p text:style-name="P3">CCCC: Checksumme</text:p>
      <text:p text:style-name="P1"/>
      <text:p text:style-name="P2">3. Schicht</text:p>
      <text:p text:style-name="P2"/>
      <text:p text:style-name="P10"><text:span text:style-name="T15">#PLLH</text:span><text:span text:style-name="T5">ZZ</text:span>QQxxxxxxxxxx<text:span text:style-name="T5">CCCC</text:span><text:span text:style-name="T9">\r\n---</text:span></text:p>
      <text:p text:style-name="P8"/>
      <text:p text:style-name="P5">ZZ: Ziel <text:span text:style-name="T13">(=“BR“ → Broadcast)</text:span></text:p>
      <text:p text:style-name="P5">QQ: Quelle</text:p>
      <text:p text:style-name="P2"/>
      <text:p text:style-name="P2"/>
      <text:p text:style-name="P2">4. Schicht</text:p>
      <text:p text:style-name="P2"/>
      <text:p text:style-name="P10"><text:span text:style-name="T15">#PLLH</text:span><text:span text:style-name="T5">ZZ</text:span>QQ<text:span text:style-name="T4">K</text:span><text:span text:style-name="T5">F</text:span><text:span text:style-name="T6">J</text:span><text:span text:style-name="T5">D</text:span><text:span text:style-name="T1">x</text:span>xxxxxx<text:span text:style-name="T14">&lt;</text:span><text:span text:style-name="T5">CCCC</text:span><text:span text:style-name="T9">\r\n---</text:span></text:p>
      <text:p text:style-name="P17"/>
      <text:p text:style-name="P6"><text:span text:style-name="T4">K</text:span>:Header</text:p>
      <text:p text:style-name="P6"><text:tab/>‚<text:span text:style-name="T4">I‘: Info (F,J und D entfallen, xxxxx&lt; ist ASCII-Text)</text:span></text:p>
      <text:p text:style-name="P9"><text:tab/>‚<text:span text:style-name="T16">W‘: Warnung (F,J und D entfallen, xxxxx&lt; ist ASCII-Text)</text:span></text:p>
      <text:p text:style-name="P9"><text:tab/>‚<text:span text:style-name="T16">A‘: Alarm (F,J und D entfallen, xxxxx&lt; ist ASCII-Text)</text:span></text:p>
      <text:p text:style-name="P9"><text:tab/>‚<text:span text:style-name="T4">U‘: Info (F,J und D entfallen, xxxxx&lt; ist UTF-8-Text)</text:span></text:p>
      <text:p text:style-name="P9"><text:tab/>‚<text:span text:style-name="T21">R</text:span>‘: <text:s/><text:span text:style-name="T20">Antwort ohne Fehler (response)</text:span></text:p>
      <text:p text:style-name="P27"><text:tab/>‚<text:span text:style-name="T21">r</text:span>‘: <text:span text:style-name="T20">Antwort mit Fehler (response)</text:span></text:p>
      <text:p text:style-name="P7"><text:tab/>‚<text:span text:style-name="T4">S‘: Standard</text:span></text:p>
      <text:p text:style-name="P4">F: Funktion</text:p>
      <text:p text:style-name="P12">J: Job</text:p>
      <text:p text:style-name="P2">D: Datentyp</text:p>
      <text:p text:style-name="P2"><text:tab/>‚<text:span text:style-name="T17">F‘:</text:span></text:p>
      <text:p text:style-name="P2"><text:tab/>‚?‘: <text:span text:style-name="T17">kein Parameter → dann auch kein Parameterendezeichen</text:span></text:p>
      <text:p text:style-name="P25">xxxxxxx&lt;: Parameter mit Parameterendezeichen. </text:p>
      <text:p text:style-name="P2"/>
      <text:p text:style-name="P13">Beispiel Broadcast Info-Text: <text:span text:style-name="T9">#</text:span><text:span text:style-name="T5">F</text:span><text:span text:style-name="T8">13BT1IText</text:span><text:span text:style-name="T11">&lt;</text:span><text:span text:style-name="T7">CCCC</text:span><text:span text:style-name="T9">\r\n---</text:span></text:p>
      <text:p text:style-name="P15"/>
      <text:p text:style-name="P15"/>
      <text:p text:style-name="P14"><text:span text:style-name="T7">L</text:span><text:span text:style-name="T5">eseroutine:</text:span></text:p>
      <text:p text:style-name="P16">Warte auf Zeichen</text:p>
      <text:p text:style-name="P16">Wenn Zeichen „\“ dann weiter</text:p>
      <text:p text:style-name="P16"><text:soft-page-break/></text:p>
      <text:p text:style-name="P2"/>
      <text:p text:style-name="P19">Idee: Wurde ein Knoten explizit angesprochen, so darf er bereits nach 2 Wartezeichen antworten, er braucht dann keine Collision-Detection</text:p>
      <text:p text:style-name="P19"/>
      <text:p text:style-name="P20"><text:span text:style-name="T15">#LL H </text:span><text:span text:style-name="T5">ZZ </text:span>QQ <text:span text:style-name="T4">K </text:span><text:span text:style-name="T5">F </text:span><text:span text:style-name="T10">A</text:span><text:span text:style-name="T5"> </text:span><text:span text:style-name="T6">J </text:span><text:span text:style-name="T5">D </text:span><text:span text:style-name="T1">x</text:span>xxxxxxxxx<text:span text:style-name="T14">&lt;</text:span><text:span text:style-name="T5">CCCC</text:span><text:span text:style-name="T9">\r\n---</text:span></text:p>
      <text:p text:style-name="P21">#1b D BR C1 S C 1 a F 137.257480&lt;2133</text:p>
      <text:p text:style-name="P21"/>
      <text:h text:style-name="Heading_20_2" text:outline-level="2">Anfragen über MQTT <text:span text:style-name="T18">an ein Cmulti-Device</text:span>: </text:h>
      <text:p text:style-name="P26">Quelle der Anfrage: Me</text:p>
      <text:p text:style-name="P26">Ziel der Anfrage: C1</text:p>
      <text:p text:style-name="P26">Funktion: P</text:p>
      <text:p text:style-name="P26">Adresse: 0</text:p>
      <text:p text:style-name="P26">Job: i</text:p>
      <text:p text:style-name="P26">Datentyp: ? (weil keine Parameter)</text:p>
      <text:p text:style-name="Standard"><text:span text:style-name="T19">Mqtt/Me/P/0/i/C1/?</text:span> </text:p>
      <text:p text:style-name="Standard"/>
      <text:p text:style-name="P26">Antwort ist dann:</text:p>
      <text:p text:style-name="P26">Adresse: <text:span text:style-name="T19">Cmulti/C1/P/0/i/Me/T</text:span></text:p>
      <text:p text:style-name="P26">Payload: <text:span text:style-name="T19">1784324-01</text:span></text:p>
      <text:p text:style-name="P22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1:58:12.189713870</meta:creation-date>
    <meta:editing-duration>PT14H41M25S</meta:editing-duration>
    <meta:editing-cycles>22</meta:editing-cycles>
    <meta:generator>LibreOffice/5.1.6.2$Linux_X86_64 LibreOffice_project/10m0$Build-2</meta:generator>
    <dc:date>2018-12-13T20:47:18.559137059</dc:date>
    <meta:print-date>2018-12-11T19:45:03.948530401</meta:print-date>
    <meta:document-statistic meta:table-count="0" meta:image-count="0" meta:object-count="0" meta:page-count="2" meta:paragraph-count="54" meta:word-count="214" meta:character-count="1507" meta:non-whitespace-character-count="1315"/>
  </office:meta>
</office:document-meta>
</file>